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</office:automatic-styles>
  <office:body>
    <office:spreadsheet>
      <table:table table:name="Feuille1" table:style-name="ta1"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Test_10.dat</text:p>
          </table:table-cell>
          <table:table-cell office:value-type="string" calcext:value-type="string">
            <text:p>wPat1.rcp</text:p>
          </table:table-cell>
          <table:table-cell office:value-type="string" calcext:value-type="string">
            <text:p>wPat2.rcp</text:p>
          </table:table-cell>
          <table:table-cell office:value-type="string" calcext:value-type="string">
            <text:p>wPat3.rcp</text:p>
          </table:table-cell>
          <table:table-cell office:value-type="string" calcext:value-type="string">
            <text:p>wPat4.rcp</text:p>
          </table:table-cell>
          <table:table-cell office:value-type="string" calcext:value-type="string">
            <text:p>wPat5.rcp</text:p>
          </table:table-cell>
          <table:table-cell office:value-type="string" calcext:value-type="string">
            <text:p>wPat6.rcp</text:p>
          </table:table-cell>
          <table:table-cell office:value-type="string" calcext:value-type="string">
            <text:p>wPat7.rcp</text:p>
          </table:table-cell>
          <table:table-cell office:value-type="string" calcext:value-type="string">
            <text:p>wPat8.rcp</text:p>
          </table:table-cell>
          <table:table-cell office:value-type="string" calcext:value-type="string">
            <text:p>wPat9.rcp</text:p>
          </table:table-cell>
          <table:table-cell office:value-type="string" calcext:value-type="string">
            <text:p>wPat10.rcp</text:p>
          </table:table-cell>
          <table:table-cell table:number-columns-repeated="1008"/>
        </table:table-row>
        <table:table-row table:style-name="ro1">
          <table:table-cell table:number-columns-repeated="5"/>
          <table:table-cell office:value-type="float" office:value="268" calcext:value-type="float">
            <text:p>268</text:p>
          </table:table-cell>
          <table:table-cell office:value-type="float" office:value="769" calcext:value-type="float">
            <text:p>769</text:p>
          </table:table-cell>
          <table:table-cell office:value-type="float" office:value="3164" calcext:value-type="float">
            <text:p>3164</text:p>
          </table:table-cell>
          <table:table-cell office:value-type="float" office:value="3015" calcext:value-type="float">
            <text:p>3015</text:p>
          </table:table-cell>
          <table:table-cell office:value-type="float" office:value="2008" calcext:value-type="float">
            <text:p>2008</text:p>
          </table:table-cell>
          <table:table-cell office:value-type="float" office:value="1133" calcext:value-type="float">
            <text:p>1133</text:p>
          </table:table-cell>
          <table:table-cell office:value-type="float" office:value="953" calcext:value-type="float">
            <text:p>953</text:p>
          </table:table-cell>
          <table:table-cell office:value-type="float" office:value="1123" calcext:value-type="float">
            <text:p>1123</text:p>
          </table:table-cell>
          <table:table-cell office:value-type="float" office:value="1326" calcext:value-type="float">
            <text:p>1326</text:p>
          </table:table-cell>
          <table:table-cell office:value-type="float" office:value="808" calcext:value-type="float">
            <text:p>808</text:p>
          </table:table-cell>
          <table:table-cell office:value-type="float" office:value="978" calcext:value-type="float">
            <text:p>978</text:p>
          </table:table-cell>
          <table:table-cell table:number-columns-repeated="100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6"/>
          <table:table-cell table:formula="of:=SUM([.G4];[.H4];[.I4];[.J4];[.K4];[.L4];[.M4];[.N4];[.O4];[.P4];[.F4])/11" office:value-type="float" office:value="1413.18181818182" calcext:value-type="float">
            <text:p>1413,1818181818</text:p>
          </table:table-cell>
          <table:table-cell table:number-columns-repeated="1017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wPat1.rcp</text:p>
          </table:table-cell>
          <table:table-cell office:value-type="string" calcext:value-type="string">
            <text:p>wPat2.rcp</text:p>
          </table:table-cell>
          <table:table-cell office:value-type="string" calcext:value-type="string">
            <text:p>wPat3.rcp</text:p>
          </table:table-cell>
          <table:table-cell office:value-type="string" calcext:value-type="string">
            <text:p>wPat4.rcp</text:p>
          </table:table-cell>
          <table:table-cell office:value-type="string" calcext:value-type="string">
            <text:p>wPat5.rc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in(s)</text:p>
          </table:table-cell>
          <table:table-cell table:style-name="ce2" office:value-type="float" office:value="3.01119" calcext:value-type="float">
            <text:p>3,01119</text:p>
          </table:table-cell>
          <table:table-cell office:value-type="float" office:value="4.90071" calcext:value-type="float">
            <text:p>4,90071</text:p>
          </table:table-cell>
          <table:table-cell table:style-name="ce2" office:value-type="float" office:value="3.19376" calcext:value-type="float">
            <text:p>3,19376</text:p>
          </table:table-cell>
          <table:table-cell office:value-type="float" office:value="3.58734" calcext:value-type="float">
            <text:p>3,58734</text:p>
          </table:table-cell>
          <table:table-cell office:value-type="float" office:value="3.32528" calcext:value-type="float">
            <text:p>3,325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x(s)</text:p>
          </table:table-cell>
          <table:table-cell office:value-type="float" office:value="3.01131" calcext:value-type="float">
            <text:p>3,01131</text:p>
          </table:table-cell>
          <table:table-cell office:value-type="float" office:value="5.00174" calcext:value-type="float">
            <text:p>5,00174</text:p>
          </table:table-cell>
          <table:table-cell office:value-type="float" office:value="3.2827" calcext:value-type="float">
            <text:p>3,2827</text:p>
          </table:table-cell>
          <table:table-cell office:value-type="float" office:value="3.66885" calcext:value-type="float">
            <text:p>3,66885</text:p>
          </table:table-cell>
          <table:table-cell table:style-name="ce2" office:value-type="float" office:value="3.33313" calcext:value-type="float">
            <text:p>3,3331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yenne(s)</text:p>
          </table:table-cell>
          <table:table-cell table:formula="of:=AVERAGE([.C20:.C21])" office:value-type="float" office:value="3.01125" calcext:value-type="float">
            <text:p>3,01125</text:p>
          </table:table-cell>
          <table:table-cell table:formula="of:=AVERAGE([.D20:.D21])" office:value-type="float" office:value="4.951225" calcext:value-type="float">
            <text:p>4,951225</text:p>
          </table:table-cell>
          <table:table-cell table:formula="of:=AVERAGE([.E20:.E21])" office:value-type="float" office:value="3.23823" calcext:value-type="float">
            <text:p>3,23823</text:p>
          </table:table-cell>
          <table:table-cell table:formula="of:=AVERAGE([.F20:.F21])" office:value-type="float" office:value="3.628095" calcext:value-type="float">
            <text:p>3,628095</text:p>
          </table:table-cell>
          <table:table-cell table:formula="of:=AVERAGE([.G20:.G21])" office:value-type="float" office:value="3.329205" calcext:value-type="float">
            <text:p>3,32920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hemin le plus robuste</text:p>
          </table:table-cell>
          <table:table-cell office:value-type="string" calcext:value-type="string">
            <text:p>0 11 97 101</text:p>
          </table:table-cell>
          <table:table-cell office:value-type="string" calcext:value-type="string">
            <text:p>0 6 44 91 101</text:p>
          </table:table-cell>
          <table:table-cell office:value-type="string" calcext:value-type="string">
            <text:p>0 21 85 101</text:p>
          </table:table-cell>
          <table:table-cell office:value-type="string" calcext:value-type="string">
            <text:p>0 26 95 101</text:p>
          </table:table-cell>
          <table:table-cell office:value-type="string" calcext:value-type="string">
            <text:p>0 23 85 10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gret</text:p>
          </table:table-cell>
          <table:table-cell office:value-type="float" office:value="0.42" calcext:value-type="float">
            <text:p>0,42</text:p>
          </table:table-cell>
          <table:table-cell office:value-type="float" office:value="0.55" calcext:value-type="float">
            <text:p>0,55</text:p>
          </table:table-cell>
          <table:table-cell office:value-type="float" office:value="0.42" calcext:value-type="float">
            <text:p>0,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wPat6.rcp</text:p>
          </table:table-cell>
          <table:table-cell office:value-type="string" calcext:value-type="string">
            <text:p>wPat7.rcp</text:p>
          </table:table-cell>
          <table:table-cell office:value-type="string" calcext:value-type="string">
            <text:p>wPat8.rcp</text:p>
          </table:table-cell>
          <table:table-cell office:value-type="string" calcext:value-type="string">
            <text:p>wPat9.rcp</text:p>
          </table:table-cell>
          <table:table-cell office:value-type="string" calcext:value-type="string">
            <text:p>wPat10.rc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in(s)</text:p>
          </table:table-cell>
          <table:table-cell office:value-type="float" office:value="3.42069" calcext:value-type="float">
            <text:p>3,42069</text:p>
          </table:table-cell>
          <table:table-cell table:style-name="ce2" office:value-type="float" office:value="3.4791" calcext:value-type="float">
            <text:p>3,4791</text:p>
          </table:table-cell>
          <table:table-cell office:value-type="float" office:value="2.71715" calcext:value-type="float">
            <text:p>2,71715</text:p>
          </table:table-cell>
          <table:table-cell office:value-type="float" office:value="3.16053" calcext:value-type="float">
            <text:p>3,16053</text:p>
          </table:table-cell>
          <table:table-cell office:value-type="float" office:value="3.1967" calcext:value-type="float">
            <text:p>3,196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x(s)</text:p>
          </table:table-cell>
          <table:table-cell table:style-name="ce2" office:value-type="float" office:value="3.42994" calcext:value-type="float">
            <text:p>3,42994</text:p>
          </table:table-cell>
          <table:table-cell office:value-type="float" office:value="3.48572" calcext:value-type="float">
            <text:p>3,48572</text:p>
          </table:table-cell>
          <table:table-cell office:value-type="float" office:value="2.72155" calcext:value-type="float">
            <text:p>2,72155</text:p>
          </table:table-cell>
          <table:table-cell office:value-type="float" office:value="3.1973" calcext:value-type="float">
            <text:p>3,1973</text:p>
          </table:table-cell>
          <table:table-cell office:value-type="float" office:value="3.20517" calcext:value-type="float">
            <text:p>3,2051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yenne(s)</text:p>
          </table:table-cell>
          <table:table-cell table:formula="of:=AVERAGE([.C30:.C31])" office:value-type="float" office:value="3.425315" calcext:value-type="float">
            <text:p>3,425315</text:p>
          </table:table-cell>
          <table:table-cell table:formula="of:=AVERAGE([.D30:.D31])" office:value-type="float" office:value="3.48241" calcext:value-type="float">
            <text:p>3,48241</text:p>
          </table:table-cell>
          <table:table-cell table:formula="of:=AVERAGE([.E30:.E31])" office:value-type="float" office:value="2.71935" calcext:value-type="float">
            <text:p>2,71935</text:p>
          </table:table-cell>
          <table:table-cell table:formula="of:=AVERAGE([.F30:.F31])" office:value-type="float" office:value="3.178915" calcext:value-type="float">
            <text:p>3,178915</text:p>
          </table:table-cell>
          <table:table-cell table:formula="of:=AVERAGE([.G30:.G31])" office:value-type="float" office:value="3.200935" calcext:value-type="float">
            <text:p>3,20093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hemin le plus robuste</text:p>
          </table:table-cell>
          <table:table-cell office:value-type="string" calcext:value-type="string">
            <text:p>0 2 99 101</text:p>
          </table:table-cell>
          <table:table-cell office:value-type="string" calcext:value-type="string">
            <text:p>0 5 61 80 101</text:p>
          </table:table-cell>
          <table:table-cell office:value-type="string" calcext:value-type="string">
            <text:p>0 5 94 101</text:p>
          </table:table-cell>
          <table:table-cell office:value-type="string" calcext:value-type="string">
            <text:p>0 15 96 101</text:p>
          </table:table-cell>
          <table:table-cell office:value-type="string" calcext:value-type="string">
            <text:p>0 16 53 79 10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gret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,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" calcext:value-type="float">
            <text:p>0,36</text:p>
          </table:table-cell>
          <table:table-cell table:number-columns-repeated="1017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3">00/00/0000</text:date>, <text:time style:data-style-name="N2" text:time-value="18:43:48.3695906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Danny </meta:initial-creator>
    <meta:creation-date>2014-11-22T16:57:15.905793447</meta:creation-date>
    <dc:date>2014-11-23T04:20:00.627155243</dc:date>
    <dc:creator>JackDanny </dc:creator>
    <meta:editing-duration>PT10H30M43S</meta:editing-duration>
    <meta:editing-cycles>9</meta:editing-cycles>
    <meta:generator>LibreOffice/4.2.7.2$Linux_x86 LibreOffice_project/420m0$Build-2</meta:generator>
    <meta:document-statistic meta:table-count="1" meta:cell-count="93" meta:object-count="0"/>
  </office:meta>
</office:document-meta>
</file>